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a152f5" officeooo:paragraph-rsid="01a152f5"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c3f67c" style:font-size-asian="11pt" style:font-style-asian="italic" style:font-size-complex="11pt" style:font-style-complex="italic"/>
    </style:style>
    <style:style style:name="P5"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6" style:family="paragraph" style:parent-style-name="Preformatted_20_Text">
      <style:text-properties fo:font-size="13pt" officeooo:paragraph-rsid="01c48808" style:font-size-asian="13pt" style:font-size-complex="13pt"/>
    </style:style>
    <style:style style:name="P7" style:family="paragraph" style:parent-style-name="Preformatted_20_Text">
      <style:text-properties fo:font-size="13pt" officeooo:rsid="01afb070" officeooo:paragraph-rsid="01afb070" style:font-size-asian="13pt" style:font-size-complex="13pt"/>
    </style:style>
    <style:style style:name="P8" style:family="paragraph" style:parent-style-name="Preformatted_20_Text">
      <style:text-properties style:font-name="Liberation Sans" fo:font-size="13pt" fo:font-style="normal" style:text-underline-style="none" officeooo:rsid="017c1769" officeooo:paragraph-rsid="017c1769" style:font-name-asian="Nimbus Mono L" style:font-size-asian="13pt" style:font-style-asian="normal" style:font-name-complex="Liberation Mono" style:font-size-complex="13pt" style:font-style-complex="normal"/>
    </style:style>
    <style:style style:name="P9" style:family="paragraph" style:parent-style-name="Preformatted_20_Text">
      <style:text-properties style:font-name="Liberation Serif" fo:font-size="13pt" fo:font-style="normal" style:text-underline-style="none" officeooo:rsid="00083d4b" officeooo:paragraph-rsid="003b3a05" style:font-name-asian="Nimbus Mono L" style:font-size-asian="13pt" style:font-style-asian="normal" style:font-name-complex="Liberation Mono" style:font-size-complex="13pt" style:font-style-complex="normal"/>
    </style:style>
    <style:style style:name="P10" style:family="paragraph" style:parent-style-name="Preformatted_20_Text">
      <style:text-properties style:font-name="Liberation Sans" fo:font-size="13pt" fo:font-style="normal" style:text-underline-style="none" officeooo:rsid="01a2f98b" officeooo:paragraph-rsid="01b1486d" style:font-name-asian="Nimbus Mono L" style:font-size-asian="13pt" style:font-style-asian="normal" style:font-name-complex="Liberation Mono" style:font-size-complex="13pt" style:font-style-complex="normal"/>
    </style:style>
    <style:style style:name="P11" style:family="paragraph" style:parent-style-name="Preformatted_20_Text">
      <style:text-properties style:font-name="Liberation Sans" fo:font-size="13pt" fo:font-style="normal" style:text-underline-style="none" officeooo:rsid="0181e0c6" officeooo:paragraph-rsid="019c4d0e" style:font-name-asian="Nimbus Mono L" style:font-size-asian="13pt" style:font-style-asian="normal" style:font-name-complex="Liberation Mono" style:font-size-complex="13pt" style:font-style-complex="normal"/>
    </style:style>
    <style:style style:name="P12" style:family="paragraph" style:parent-style-name="Preformatted_20_Text">
      <style:text-properties style:font-name="Liberation Sans" fo:font-size="13pt" fo:font-style="normal" style:text-underline-style="none" officeooo:rsid="01c48808" officeooo:paragraph-rsid="01c48808" style:font-name-asian="Nimbus Mono L" style:font-size-asian="13pt" style:font-style-asian="normal" style:font-name-complex="Liberation Mono" style:font-size-complex="13pt" style:font-style-complex="normal"/>
    </style:style>
    <style:style style:name="P13" style:family="paragraph" style:parent-style-name="Preformatted_20_Text">
      <style:text-properties style:font-name="Liberation Sans" fo:font-size="13pt" fo:font-style="normal" style:text-underline-style="none" officeooo:rsid="01c5ec61" officeooo:paragraph-rsid="01c5ec61" style:font-name-asian="Nimbus Mono L" style:font-size-asian="13pt" style:font-style-asian="normal" style:font-name-complex="Liberation Mono" style:font-size-complex="13pt" style:font-style-complex="normal"/>
    </style:style>
    <style:style style:name="P14"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15" style:family="paragraph" style:parent-style-name="Preformatted_20_Text">
      <style:text-properties fo:font-size="13pt" officeooo:paragraph-rsid="01a9d248" style:font-size-asian="13pt" style:font-size-complex="13pt"/>
    </style:style>
    <style:style style:name="P16" style:family="paragraph" style:parent-style-name="Preformatted_20_Text">
      <style:text-properties style:font-name="Liberation Sans" fo:font-size="13pt" fo:font-style="normal" style:text-underline-style="none" officeooo:rsid="01a54be6" officeooo:paragraph-rsid="01a9d248" fo:background-color="transparent"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fo:font-size="13pt" officeooo:paragraph-rsid="01c5ec61" style:font-size-asian="13pt" style:font-size-complex="13pt"/>
    </style:style>
    <style:style style:name="P18"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19"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20"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21"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22"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c370ae"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6f05f"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1b7021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370ae" style:font-size-asian="16pt" style:font-weight-asian="bold" style:font-size-complex="16pt" style:font-weight-complex="bold"/>
    </style:style>
    <style:style style:name="T8"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9"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b8ace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657d"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c48808" style:font-name-asian="Nimbus Mono L" style:font-style-asian="normal" style:font-name-complex="Liberation Mono" style:font-style-complex="normal"/>
    </style:style>
    <style:style style:name="T16" style:family="text">
      <style:text-properties style:font-name="Liberation Sans" fo:font-style="normal" style:text-underline-style="none" officeooo:rsid="01bd64f8" style:font-name-asian="Nimbus Mono L" style:font-style-asian="normal" style:font-name-complex="Liberation Mono" style:font-style-complex="normal"/>
    </style:style>
    <style:style style:name="T17" style:family="text">
      <style:text-properties style:font-name="Liberation Sans" fo:font-style="normal" style:text-underline-style="none"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bf3495" style:font-name-asian="Nimbus Mono L" style:font-style-asian="normal" style:font-name-complex="Liberation Mono" style:font-style-complex="normal"/>
    </style:style>
    <style:style style:name="T19" style:family="text">
      <style:text-properties fo:font-weight="bold" style:font-weight-asian="bold" style:font-weight-complex="bold"/>
    </style:style>
    <style:style style:name="T20" style:family="text">
      <style:text-properties fo:font-weight="bold" officeooo:rsid="000dd66a" style:font-weight-asian="bold" style:font-weight-complex="bold"/>
    </style:style>
    <style:style style:name="T21" style:family="text">
      <style:text-properties fo:font-weight="bold" officeooo:rsid="0160cefc" style:font-weight-asian="bold" style:font-weight-complex="bold"/>
    </style:style>
    <style:style style:name="T22" style:family="text">
      <style:text-properties officeooo:rsid="01c48808"/>
    </style:style>
    <style:style style:name="T23" style:family="text">
      <style:text-properties officeooo:rsid="01c7657d"/>
    </style:style>
    <style:style style:name="T24" style:family="text">
      <style:text-properties officeooo:rsid="01c7ac2c"/>
    </style:style>
    <style:style style:name="T25"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26"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27" style:family="text">
      <style:text-properties style:font-name="Liberation Sans" fo:font-style="normal" style:text-underline-style="none" officeooo:rsid="01975faa" fo:background-color="transparent" loext:char-shading-value="0" style:font-name-asian="Nimbus Mono L" style:font-style-asian="normal" style:font-name-complex="Liberation Mono" style:font-style-complex="normal"/>
    </style:style>
    <style:style style:name="T28" style:family="text">
      <style:text-properties style:font-name="Liberation Sans" fo:font-style="normal" style:text-underline-style="none" officeooo:rsid="01bc7f8e" fo:background-color="transparent" loext:char-shading-value="0" style:font-name-asian="Nimbus Mono L" style:font-style-asian="normal" style:font-name-complex="Liberation Mono" style:font-style-complex="normal"/>
    </style:style>
    <style:style style:name="T29" style:family="text">
      <style:text-properties style:font-name="Liberation Sans" fo:font-style="normal" style:text-underline-style="none" officeooo:rsid="01c06a00" fo:background-color="transparent" loext:char-shading-value="0" style:font-name-asian="Nimbus Mono L" style:font-style-asian="normal" style:font-name-complex="Liberation Mono" style:font-style-complex="normal"/>
    </style:style>
    <style:style style:name="T30" style:family="text">
      <style:text-properties style:font-name="Liberation Sans" fo:font-style="normal" style:text-underline-style="none" officeooo:rsid="01c5ec61" fo:background-color="transparent" loext:char-shading-value="0" style:font-name-asian="Nimbus Mono L" style:font-style-asian="normal" style:font-name-complex="Liberation Mono" style:font-style-complex="normal"/>
    </style:style>
    <style:style style:name="T31" style:family="text">
      <style:text-properties style:font-name="Liberation Sans" fo:font-style="normal" style:text-underline-style="none" officeooo:rsid="01c7ac2c" fo:background-color="transparent" loext:char-shading-value="0" style:font-name-asian="Nimbus Mono L" style:font-style-asian="normal" style:font-name-complex="Liberation Mono" style:font-style-complex="normal"/>
    </style:style>
    <style:style style:name="T32" style:family="text">
      <style:text-properties style:font-name="Liberation Sans" fo:font-style="normal" style:text-underline-style="none" officeooo:rsid="01a9d248" fo:background-color="transparent" loext:char-shading-value="0" style:font-name-asian="Nimbus Mono L" style:font-style-asian="normal" style:font-name-complex="Liberation Mono" style:font-style-complex="normal"/>
    </style:style>
    <style:style style:name="T33" style:family="text">
      <style:text-properties style:font-name="Liberation Sans" fo:font-style="normal" style:text-underline-style="none" officeooo:rsid="018c8cd3" fo:background-color="transparent" loext:char-shading-value="0" style:font-name-asian="Nimbus Mono L" style:font-style-asian="normal" style:font-name-complex="Liberation Mono" style:font-style-complex="normal"/>
    </style:style>
    <style:style style:name="T34" style:family="text">
      <style:text-properties style:font-name="Liberation Sans" fo:font-style="normal" style:text-underline-style="none" officeooo:rsid="014f39d6" fo:background-color="transparent" loext:char-shading-value="0" style:font-name-asian="Nimbus Mono L" style:font-style-asian="normal" style:font-name-complex="Liberation Mono" style:font-style-complex="normal"/>
    </style:style>
    <style:style style:name="T35"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36"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3c55a1" fo:background-color="transparent" loext:char-shading-value="0" style:font-style-asian="normal" style:font-style-complex="normal"/>
    </style:style>
    <style:style style:name="T39" style:family="text">
      <style:text-properties style:font-name="Liberation Sans" fo:font-style="normal" style:text-underline-style="none" officeooo:rsid="00083d4b" fo:background-color="transparent" loext:char-shading-value="0" style:font-style-asian="normal" style:font-style-complex="normal"/>
    </style:style>
    <style:style style:name="T40"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1</text:span><text:span text:style-name="T2">3</text:span><text:span text:style-name="T3">th</text:span><text:span text:style-name="T4"> </text:span><text:span text:style-name="T2">July</text:span><text:span text:style-name="T5"> 20</text:span><text:span text:style-name="T6">2</text:span><text:span text:style-name="T7">5</text:span></text:p>
      <text:p text:style-name="P3">Isaiah 26:4</text:p>
      <text:p text:style-name="P4">[4] Trust in the Lord forever, for the Lord God is an everlasting rock.<text:line-break/></text:p>
      <text:p text:style-name="P5">Thanks to God</text:p>
      <text:p text:style-name="P6"><text:span text:style-name="T8">O </text:span><text:span text:style-name="T9">L</text:span><text:span text:style-name="T10">o</text:span><text:span text:style-name="T9">r</text:span><text:span text:style-name="T10">d,</text:span><text:span text:style-name="T11"> </text:span><text:span text:style-name="T12">we </text:span><text:span text:style-name="T13">come to You today, </text:span><text:span text:style-name="T14">wanting</text:span><text:span text:style-name="T15"> to </text:span><text:span text:style-name="T14">trust in </text:span><text:span text:style-name="T15">You </text:span><text:span text:style-name="T14">completely, but knowing that we are weak and prone to wander</text:span><text:span text:style-name="T16">. </text:span><text:span text:style-name="T15">We come seeking Your salvation, </text:span><text:span text:style-name="T14">for we know we cannot save ourselves</text:span><text:span text:style-name="T15">.</text:span></text:p>
      <text:p text:style-name="P6"><text:span text:style-name="T15"/></text:p>
      <text:p text:style-name="P7"><text:span text:style-name="T17">We thank You </text:span><text:span text:style-name="T14">that although we turned our back on You, You still hold out salvation to us, because Jesus fulfilled all righteousness on our behalf. He </text:span><text:span text:style-name="T17">took the </text:span><text:span text:style-name="T18">punishment </text:span><text:span text:style-name="T14">we deserved</text:span><text:span text:style-name="T17">, paid the penalty that we could not pay, and rose again to give </text:span><text:span text:style-name="T14">u</text:span><text:span text:style-name="T17">s His righteousness. </text:span><text:span text:style-name="T15">We thank You that You are our </text:span><text:span text:style-name="T14">everlasting Rock, the One on whom we can rely completely</text:span><text:span text:style-name="T15">.</text:span></text:p>
      <text:p text:style-name="P8"/>
      <text:p text:style-name="P9"><text:span text:style-name="T19">The Wide World...</text:span><text:span text:style-name="T20"> a</text:span><text:span text:style-name="T19">nd the </text:span><text:span text:style-name="T21">W</text:span><text:span text:style-name="T19">ider Church</text:span></text:p>
      <text:p text:style-name="P10">We pray for <text:span text:style-name="T22">this world where so many do not even realise that they are lost unless they turn back to You. </text:span><text:span text:style-name="T23">So many put their trust in things that won’t last, or in people who let them down. Week by week we see that this world seems to continue downward, but we know that You hold the world in Your hands, and You have a plan and purpose which cannot be defeated.</text:span></text:p>
      <text:p text:style-name="P11"/>
      <text:p text:style-name="P12">We pray for the persecuted church, recognising that our difficulties are slight compared to those in Africa, suffering much persecution, destruction and hatred.</text:p>
      <text:p text:style-name="P12"/>
      <text:p text:style-name="P13">We pray for our nation which also attacks Your church and Your people, even though what we see here is so mild compared to other <text:span text:style-name="T24">places</text:span>. <text:span text:style-name="T24">We pray against the attacks upon the Jewish community, and we stand against terrorism in all its forms. </text:span>We pray for a <text:span text:style-name="T24">great work of the Holy Spirit to </text:span>turn around <text:span text:style-name="T24">many who have been blinded by the vanities of this world.</text:span> <text:span text:style-name="T24">As we uphold Your Word, we pray that it</text:span> would again be respected by most <text:span text:style-name="T24">people</text:span>, <text:span text:style-name="T24">and </text:span>we pray for people to see their sin and repent. <text:span text:style-name="T24">W</text:span>e pray that You would enable us to be faithful witnesses to Your Word of Truth.</text:p>
      <text:p text:style-name="P10"/>
      <text:p text:style-name="P14">Ashburton</text:p>
      <text:p text:style-name="P15"><text:span text:style-name="T25">We pray for our</text:span><text:span text:style-name="T26">selves as we </text:span><text:span text:style-name="T27">seek to </text:span><text:span text:style-name="T28">grow in Godliness and obedience to Your Word; </text:span><text:span text:style-name="T29">we pray for </text:span><text:span text:style-name="T30">our study of </text:span><text:span text:style-name="T31">the Ripple Effect this coming Saturday. May the teaching we receive enable us to confidently speak of the Lord Jesus </text:span><text:span text:style-name="T30">in our daily lives, </text:span><text:span text:style-name="T31">in conversation with others</text:span><text:span text:style-name="T28">.</text:span></text:p>
      <text:p text:style-name="P16"/>
      <text:p text:style-name="P17"><text:span text:style-name="T31">We pray for Mook to recover quickly, and w</text:span><text:span text:style-name="T32">e</text:span><text:span text:style-name="T33"> thank You for </text:span><text:span text:style-name="T31">Douglas</text:span><text:span text:style-name="T29"> bringing Your Word to us today </text:span><text:span text:style-name="T31">at short notice</text:span><text:span text:style-name="T29">. We </text:span><text:span text:style-name="T31">give You thanks for Diane’s successful shoulder replacement operation, and pray that You continue to heal her as she recovers at home</text:span><text:span text:style-name="T33">.</text:span></text:p>
      <text:p text:style-name="P17"><text:span text:style-name="T34"/></text:p>
      <text:p text:style-name="P17"><text:span text:style-name="T35">In </text:span><text:span text:style-name="T36">Jesus </text:span><text:span text:style-name="T37">Precious Name </text:span><text:span text:style-name="T29">we ask all these things</text:span><text:span text:style-name="T38">, </text:span><text:span text:style-name="T39">Amen.</text:span></text:p>
      <text:p text:style-name="P18">Our Father, Who is in heaven,<text:line-break/>hallowed be Your name;<text:line-break/>Your kingdom come;<text:line-break/>Your will be done,<text:line-break/>on earth as it is in heaven.</text:p>
      <text:p text:style-name="P19"/>
      <text:p text:style-name="P19">Give us this day our daily bread.<text:line-break/>And forgive us our trespasses,<text:line-break/>as we forgive those that trespass against us.<text:line-break/>Lead us not into temptation;<text:line-break/>but deliver us from evil.</text:p>
      <text:p text:style-name="P19"/>
      <text:p text:style-name="P19">For Yours is the kingdom,<text:line-break/>the power, and the glory,<text:line-break/>for ever and ever.<text:line-break/>Amen.</text:p>
      <text:p text:style-name="P19"/>
      <text:p text:style-name="P20">They shall not grow old, as we that are left grow old.</text:p>
      <text:p text:style-name="P21">Age shall not weary them, nor the years condemn.</text:p>
      <text:p text:style-name="P21">At the going <text:span text:style-name="T40">d</text:span>own of the sun, and in the morning, </text:p>
      <text:p text:style-name="P21">We WILL remember them.</text:p>
      <text:p text:style-name="P22">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8-19T22:13:24.049238324</meta:creation-date>
    <dc:date>2025-07-12T22:04:19.061017182</dc:date>
    <meta:editing-duration>PT16H33M59S</meta:editing-duration>
    <meta:editing-cycles>186</meta:editing-cycles>
    <meta:generator>LibreOffice/24.8.7.2$Linux_X86_64 LibreOffice_project/f4f281f562fb585d46b0af5755dfe1eb6adc047f</meta:generator>
    <meta:print-date>2024-06-08T21:59:09.625322674</meta:print-date>
    <meta:document-statistic meta:table-count="0" meta:image-count="0" meta:object-count="0" meta:page-count="3" meta:paragraph-count="23" meta:word-count="557" meta:character-count="2949" meta:non-whitespace-character-count="2413"/>
  </office:meta>
</office:document-meta>
</file>